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34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solid" svg:stroke-width="0.033cm" svg:stroke-color="#000000" draw:stroke-linejoin="miter" svg:stroke-linecap="butt" draw:fill="solid" draw:fill-color="#000000" fo:padding-top="0.016cm" fo:padding-bottom="0.016cm" fo:padding-left="0.016cm" fo:padding-right="0.01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231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04cm" svg:stroke-color="#7f7f7f" draw:stroke-linejoin="miter" svg:stroke-linecap="butt" draw:fill="none" fo:padding-top="0.002cm" fo:padding-bottom="0.002cm" fo:padding-left="0.002cm" fo:padding-right="0.002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78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.66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899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.35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01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3cm" svg:stroke-color="#ff0000" draw:stroke-linejoin="miter" svg:stroke-linecap="butt" draw:fill="solid" draw:fill-color="#ff0000" fo:padding-top="0.016cm" fo:padding-bottom="0.016cm" fo:padding-left="0.016cm" fo:padding-right="0.016cm"/>
    </style:style>
    <style:style style:name="gr12" style:family="graphic" style:parent-style-name="standard">
      <style:graphic-properties draw:stroke="solid" svg:stroke-width="0.033cm" svg:stroke-color="#2f528f" draw:stroke-linejoin="miter" svg:stroke-linecap="butt" draw:fill="solid" draw:fill-color="#4472c4" fo:padding-top="0.016cm" fo:padding-bottom="0.016cm" fo:padding-left="0.016cm" fo:padding-right="0.016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734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71cm" svg:stroke-color="#000000" draw:stroke-linejoin="miter" svg:stroke-linecap="butt" draw:fill="none" fo:padding-top="0.035cm" fo:padding-bottom="0.035cm" fo:padding-left="0.035cm" fo:padding-right="0.035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9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2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44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71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38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6" style:family="paragraph">
      <loext:graphic-properties draw:fill="solid" draw:fill-color="#ff0000"/>
    </style:style>
    <style:style style:name="P7" style:family="paragraph">
      <loext:graphic-properties draw:fill="solid" draw:fill-color="#4472c4"/>
    </style:style>
    <style:style style:name="P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color="#000000" style:font-name="Calibri1" fo:font-size="12pt" style:font-size-asian="12pt" style:font-name-complex="Calibri1" style:font-size-complex="12pt"/>
    </style:style>
    <style:style style:name="T2" style:family="text">
      <style:text-properties fo:color="#000000" style:font-name="Calibri1" fo:font-size="20.1000003814697pt" fo:font-weight="bold" style:font-size-asian="20.1000003814697pt" style:font-name-complex="Calibri1" style:font-size-complex="20.1000003814697pt" style:font-weight-complex="bold"/>
    </style:style>
    <style:style style:name="T3" style:family="text">
      <style:text-properties fo:color="#ffffff" style:font-name="Calibri1" fo:font-size="14.1000003814697pt" style:font-size-asian="14.1000003814697pt" style:font-name-complex="Calibri1" style:font-size-complex="14.1000003814697pt"/>
    </style:style>
    <style:style style:name="T4" style:family="text">
      <style:text-properties fo:color="#000000" style:font-name="Arial2" fo:font-size="24pt" fo:font-weight="bold" style:font-size-asian="24pt" style:font-name-complex="Arial2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1.397cm" svg:y1="6.587cm" svg:x2="11.386cm" svg:y2="13.174cm">
          <text:p/>
        </draw:line>
        <draw:line draw:style-name="gr1" draw:text-style-name="P1" draw:layer="layout" svg:x1="9.371cm" svg:y1="6.714cm" svg:x2="9.392cm" svg:y2="13.117cm">
          <text:p/>
        </draw:line>
        <draw:polygon draw:style-name="gr2" draw:text-style-name="P2" draw:layer="layout" svg:width="5.198cm" svg:height="0.343cm" svg:x="25.624cm" svg:y="6.942cm" svg:viewBox="0 0 5199 344" draw:points="0,344 5199,344 5199,0 0,0">
          <text:p/>
        </draw:polygon>
        <draw:frame draw:style-name="gr3" draw:text-style-name="P4" draw:layer="layout" svg:width="4.231cm" svg:height="0.425cm" svg:x="25.883cm" svg:y="7.624cm">
          <draw:text-box>
            <text:p text:style-name="P3"><text:span text:style-name="T1">TcCLB.503899.90</text:span></text:p>
          </draw:text-box>
        </draw:frame>
        <draw:line draw:style-name="gr4" draw:text-style-name="P1" draw:layer="layout" svg:x1="3.86cm" svg:y1="9.294cm" svg:x2="31.077cm" svg:y2="9.294cm">
          <text:p/>
        </draw:line>
        <draw:line draw:style-name="gr4" draw:text-style-name="P1" draw:layer="layout" svg:x1="3.86cm" svg:y1="11.131cm" svg:x2="31cm" svg:y2="11.131cm">
          <text:p/>
        </draw:line>
        <draw:line draw:style-name="gr4" draw:text-style-name="P1" draw:layer="layout" svg:x1="3.86cm" svg:y1="13.129cm" svg:x2="31.077cm" svg:y2="13.129cm">
          <text:p/>
        </draw:line>
        <draw:frame draw:style-name="gr5" draw:text-style-name="P4" draw:layer="layout" svg:width="5.789cm" svg:height="0.425cm" svg:x="25.883cm" svg:y="8.133cm">
          <draw:text-box>
            <text:p text:style-name="P3"><text:span text:style-name="T1">Asparagine synthetase a, putative</text:span></text:p>
          </draw:text-box>
        </draw:frame>
        <draw:frame draw:style-name="gr6" draw:text-style-name="P5" draw:layer="layout" svg:width="1.661cm" svg:height="0.708cm" svg:x="2.112cm" svg:y="8.857cm">
          <draw:text-box>
            <text:p text:style-name="P3"><text:span text:style-name="T2">Trypo</text:span></text:p>
          </draw:text-box>
        </draw:frame>
        <draw:frame draw:style-name="gr7" draw:text-style-name="P5" draw:layer="layout" svg:width="0.899cm" svg:height="0.708cm" svg:x="2.131cm" svg:y="10.757cm">
          <draw:text-box>
            <text:p text:style-name="P3"><text:span text:style-name="T2">Epi</text:span></text:p>
          </draw:text-box>
        </draw:frame>
        <draw:line draw:style-name="gr8" draw:text-style-name="P1" draw:layer="layout" svg:x1="2.074cm" svg:y1="6.633cm" svg:x2="6.883cm" svg:y2="6.633cm">
          <text:p/>
        </draw:line>
        <draw:line draw:style-name="gr8" draw:text-style-name="P1" draw:layer="layout" svg:x1="6.883cm" svg:y1="6.451cm" svg:x2="6.883cm" svg:y2="6.632cm">
          <text:p/>
        </draw:line>
        <draw:line draw:style-name="gr8" draw:text-style-name="P1" draw:layer="layout" svg:x1="2.087cm" svg:y1="6.464cm" svg:x2="2.087cm" svg:y2="6.644cm">
          <text:p/>
        </draw:line>
        <draw:line draw:style-name="gr8" draw:text-style-name="P1" draw:layer="layout" svg:x1="6.866cm" svg:y1="6.633cm" svg:x2="11.675cm" svg:y2="6.633cm">
          <text:p/>
        </draw:line>
        <draw:line draw:style-name="gr8" draw:text-style-name="P1" draw:layer="layout" svg:x1="11.675cm" svg:y1="6.451cm" svg:x2="11.675cm" svg:y2="6.632cm">
          <text:p/>
        </draw:line>
        <draw:line draw:style-name="gr8" draw:text-style-name="P1" draw:layer="layout" svg:x1="6.879cm" svg:y1="6.464cm" svg:x2="6.879cm" svg:y2="6.644cm">
          <text:p/>
        </draw:line>
        <draw:line draw:style-name="gr8" draw:text-style-name="P1" draw:layer="layout" svg:x1="11.658cm" svg:y1="6.629cm" svg:x2="16.467cm" svg:y2="6.629cm">
          <text:p/>
        </draw:line>
        <draw:line draw:style-name="gr8" draw:text-style-name="P1" draw:layer="layout" svg:x1="16.467cm" svg:y1="6.447cm" svg:x2="16.467cm" svg:y2="6.627cm">
          <text:p/>
        </draw:line>
        <draw:line draw:style-name="gr8" draw:text-style-name="P1" draw:layer="layout" svg:x1="11.671cm" svg:y1="6.46cm" svg:x2="11.671cm" svg:y2="6.64cm">
          <text:p/>
        </draw:line>
        <draw:line draw:style-name="gr8" draw:text-style-name="P1" draw:layer="layout" svg:x1="16.45cm" svg:y1="6.629cm" svg:x2="21.259cm" svg:y2="6.629cm">
          <text:p/>
        </draw:line>
        <draw:line draw:style-name="gr8" draw:text-style-name="P1" draw:layer="layout" svg:x1="21.259cm" svg:y1="6.447cm" svg:x2="21.259cm" svg:y2="6.627cm">
          <text:p/>
        </draw:line>
        <draw:line draw:style-name="gr8" draw:text-style-name="P1" draw:layer="layout" svg:x1="16.463cm" svg:y1="6.46cm" svg:x2="16.463cm" svg:y2="6.64cm">
          <text:p/>
        </draw:line>
        <draw:line draw:style-name="gr8" draw:text-style-name="P1" draw:layer="layout" svg:x1="21.238cm" svg:y1="6.625cm" svg:x2="26.047cm" svg:y2="6.625cm">
          <text:p/>
        </draw:line>
        <draw:line draw:style-name="gr8" draw:text-style-name="P1" draw:layer="layout" svg:x1="26.047cm" svg:y1="6.443cm" svg:x2="26.047cm" svg:y2="6.623cm">
          <text:p/>
        </draw:line>
        <draw:line draw:style-name="gr8" draw:text-style-name="P1" draw:layer="layout" svg:x1="21.251cm" svg:y1="6.455cm" svg:x2="21.251cm" svg:y2="6.636cm">
          <text:p/>
        </draw:line>
        <draw:line draw:style-name="gr8" draw:text-style-name="P1" draw:layer="layout" svg:x1="26.03cm" svg:y1="6.625cm" svg:x2="30.839cm" svg:y2="6.625cm">
          <text:p/>
        </draw:line>
        <draw:line draw:style-name="gr8" draw:text-style-name="P1" draw:layer="layout" svg:x1="30.839cm" svg:y1="6.443cm" svg:x2="30.839cm" svg:y2="6.623cm">
          <text:p/>
        </draw:line>
        <draw:line draw:style-name="gr8" draw:text-style-name="P1" draw:layer="layout" svg:x1="26.043cm" svg:y1="6.455cm" svg:x2="26.043cm" svg:y2="6.636cm">
          <text:p/>
        </draw:line>
        <draw:frame draw:style-name="gr9" draw:text-style-name="P5" draw:layer="layout" svg:width="1.352cm" svg:height="0.708cm" svg:x="2.133cm" svg:y="12.725cm">
          <draw:text-box>
            <text:p text:style-name="P3"><text:span text:style-name="T2">Ama</text:span></text:p>
          </draw:text-box>
        </draw:frame>
        <draw:frame draw:style-name="gr10" draw:text-style-name="P4" draw:layer="layout" svg:width="1.501cm" svg:height="0.425cm" svg:x="15.75cm" svg:y="5.89cm">
          <draw:text-box>
            <text:p text:style-name="P3"><text:span text:style-name="T1">688,200 </text:span></text:p>
          </draw:text-box>
        </draw:frame>
        <draw:frame draw:style-name="gr10" draw:text-style-name="P4" draw:layer="layout" svg:width="1.501cm" svg:height="0.425cm" svg:x="25.253cm" svg:y="5.897cm">
          <draw:text-box>
            <text:p text:style-name="P3"><text:span text:style-name="T1">686,400 </text:span></text:p>
          </draw:text-box>
        </draw:frame>
        <draw:polygon draw:style-name="gr11" draw:text-style-name="P6" draw:layer="layout" svg:width="0.296cm" svg:height="0.434cm" svg:x="9.22cm" svg:y="8.802cm" svg:viewBox="0 0 297 435" draw:points="0,0 149,435 297,0">
          <text:p/>
        </draw:polygon>
        <draw:polygon draw:style-name="gr12" draw:text-style-name="P7" draw:layer="layout" svg:width="0.297cm" svg:height="0.29cm" svg:x="11.239cm" svg:y="8.978cm" svg:viewBox="0 0 298 291" draw:points="0,0 149,291 298,0">
          <text:p/>
        </draw:polygon>
        <draw:frame draw:style-name="gr10" draw:text-style-name="P4" draw:layer="layout" svg:width="1.501cm" svg:height="0.425cm" svg:x="6.248cm" svg:y="5.89cm">
          <draw:text-box>
            <text:p text:style-name="P3"><text:span text:style-name="T1">686,000 </text:span></text:p>
          </draw:text-box>
        </draw:frame>
        <draw:frame draw:style-name="gr13" draw:text-style-name="P4" draw:layer="layout" svg:width="0.734cm" svg:height="0.425cm" svg:x="8.299cm" svg:y="8.875cm">
          <draw:text-box>
            <text:p text:style-name="P3"><text:span text:style-name="T1">45%</text:span></text:p>
          </draw:text-box>
        </draw:frame>
        <draw:polygon draw:style-name="gr11" draw:text-style-name="P6" draw:layer="layout" svg:width="0.296cm" svg:height="0.606cm" svg:x="11.24cm" svg:y="10.471cm" svg:viewBox="0 0 297 607" draw:points="0,0 148,607 297,0">
          <text:p/>
        </draw:polygon>
        <draw:frame draw:style-name="gr13" draw:text-style-name="P4" draw:layer="layout" svg:width="0.734cm" svg:height="0.425cm" svg:x="10.49cm" svg:y="8.875cm">
          <draw:text-box>
            <text:p text:style-name="P3"><text:span text:style-name="T1">40%</text:span></text:p>
          </draw:text-box>
        </draw:frame>
        <draw:frame draw:style-name="gr13" draw:text-style-name="P4" draw:layer="layout" svg:width="0.734cm" svg:height="0.425cm" svg:x="10.458cm" svg:y="10.653cm">
          <draw:text-box>
            <text:p text:style-name="P3"><text:span text:style-name="T1">50%</text:span></text:p>
          </draw:text-box>
        </draw:frame>
        <draw:frame draw:style-name="gr13" draw:text-style-name="P8" draw:layer="layout" svg:width="0.734cm" svg:height="0.425cm" svg:x="8.644cm" svg:y="10.685cm">
          <draw:text-box draw:corner-radius="0.076cm">
            <text:p text:style-name="P3"><text:span text:style-name="T1">0%</text:span></text:p>
          </draw:text-box>
        </draw:frame>
        <draw:polygon draw:style-name="gr11" draw:text-style-name="P6" draw:layer="layout" svg:width="0.296cm" svg:height="0.48cm" svg:x="9.24cm" svg:y="12.598cm" svg:viewBox="0 0 297 481" draw:points="0,0 149,481 297,0">
          <text:p/>
        </draw:polygon>
        <draw:line draw:style-name="gr14" draw:text-style-name="P1" draw:layer="layout" svg:x1="31.101cm" svg:y1="6.741cm" svg:x2="30.837cm" svg:y2="7.531cm">
          <text:p/>
        </draw:line>
        <draw:line draw:style-name="gr14" draw:text-style-name="P1" draw:layer="layout" svg:x1="30.978cm" svg:y1="6.737cm" svg:x2="30.714cm" svg:y2="7.527cm">
          <text:p/>
        </draw:line>
        <draw:frame draw:style-name="gr15" draw:text-style-name="P4" draw:layer="layout" svg:width="0.95cm" svg:height="0.425cm" svg:x="8.426cm" svg:y="12.685cm">
          <draw:text-box>
            <text:p text:style-name="P3"><text:span text:style-name="T1">50%</text:span></text:p>
          </draw:text-box>
        </draw:frame>
        <draw:line draw:style-name="gr1" draw:text-style-name="P1" draw:layer="layout" svg:x1="11.439cm" svg:y1="17.002cm" svg:x2="11.439cm" svg:y2="24.141cm">
          <text:p/>
        </draw:line>
        <draw:line draw:style-name="gr1" draw:text-style-name="P1" draw:layer="layout" svg:x1="19.631cm" svg:y1="16.854cm" svg:x2="19.643cm" svg:y2="22.142cm">
          <text:p/>
        </draw:line>
        <draw:line draw:style-name="gr4" draw:text-style-name="P1" draw:layer="layout" svg:x1="3.807cm" svg:y1="20.361cm" svg:x2="33.312cm" svg:y2="20.361cm">
          <text:p/>
        </draw:line>
        <draw:line draw:style-name="gr4" draw:text-style-name="P1" draw:layer="layout" svg:x1="3.807cm" svg:y1="22.198cm" svg:x2="33.228cm" svg:y2="22.198cm">
          <text:p/>
        </draw:line>
        <draw:line draw:style-name="gr4" draw:text-style-name="P1" draw:layer="layout" svg:x1="3.68cm" svg:y1="24.192cm" svg:x2="33.312cm" svg:y2="24.192cm">
          <text:p/>
        </draw:line>
        <draw:frame draw:style-name="gr16" draw:text-style-name="P9" draw:layer="layout" svg:width="4.328cm" svg:height="0.497cm" svg:x="25.947cm" svg:y="6.906cm">
          <draw:text-box>
            <text:p text:style-name="P3"><text:span text:style-name="T3">&gt; <text:s/>&gt; <text:s/>&gt; <text:s/>&gt; <text:s/>&gt; <text:s/>&gt; &gt; <text:s/>&gt; <text:s/>&gt; <text:s/>&gt;</text:span></text:p>
          </draw:text-box>
        </draw:frame>
        <draw:frame draw:style-name="gr6" draw:text-style-name="P5" draw:layer="layout" svg:width="1.661cm" svg:height="0.708cm" svg:x="1.847cm" svg:y="19.994cm">
          <draw:text-box>
            <text:p text:style-name="P3"><text:span text:style-name="T2">Trypo</text:span></text:p>
          </draw:text-box>
        </draw:frame>
        <draw:frame draw:style-name="gr7" draw:text-style-name="P5" draw:layer="layout" svg:width="0.899cm" svg:height="0.708cm" svg:x="1.868cm" svg:y="21.893cm">
          <draw:text-box>
            <text:p text:style-name="P3"><text:span text:style-name="T2">Epi</text:span></text:p>
          </draw:text-box>
        </draw:frame>
        <draw:polygon draw:style-name="gr2" draw:text-style-name="P2" draw:layer="layout" svg:width="12.336cm" svg:height="0.347cm" svg:x="19.72cm" svg:y="17.116cm" svg:viewBox="0 0 12337 348" draw:points="0,348 12337,348 12337,0 0,0">
          <text:p/>
        </draw:polygon>
        <draw:frame draw:style-name="gr9" draw:text-style-name="P5" draw:layer="layout" svg:width="1.352cm" svg:height="0.708cm" svg:x="1.904cm" svg:y="23.826cm">
          <draw:text-box>
            <text:p text:style-name="P3"><text:span text:style-name="T2">Ama</text:span></text:p>
          </draw:text-box>
        </draw:frame>
        <draw:frame draw:style-name="gr17" draw:text-style-name="P4" draw:layer="layout" svg:width="4.447cm" svg:height="0.425cm" svg:x="23.545cm" svg:y="17.53cm">
          <draw:text-box>
            <text:p text:style-name="P3"><text:span text:style-name="T1">TcCLB.511001.180</text:span></text:p>
          </draw:text-box>
        </draw:frame>
        <draw:line draw:style-name="gr8" draw:text-style-name="P1" draw:layer="layout" svg:x1="1.91cm" svg:y1="16.871cm" svg:x2="5.703cm" svg:y2="16.871cm">
          <text:p/>
        </draw:line>
        <draw:line draw:style-name="gr8" draw:text-style-name="P1" draw:layer="layout" svg:x1="5.703cm" svg:y1="16.689cm" svg:x2="5.703cm" svg:y2="16.869cm">
          <text:p/>
        </draw:line>
        <draw:line draw:style-name="gr8" draw:text-style-name="P1" draw:layer="layout" svg:x1="1.919cm" svg:y1="16.701cm" svg:x2="1.919cm" svg:y2="16.882cm">
          <text:p/>
        </draw:line>
        <draw:line draw:style-name="gr8" draw:text-style-name="P1" draw:layer="layout" svg:x1="5.686cm" svg:y1="16.871cm" svg:x2="9.479cm" svg:y2="16.871cm">
          <text:p/>
        </draw:line>
        <draw:line draw:style-name="gr8" draw:text-style-name="P1" draw:layer="layout" svg:x1="9.479cm" svg:y1="16.689cm" svg:x2="9.479cm" svg:y2="16.869cm">
          <text:p/>
        </draw:line>
        <draw:line draw:style-name="gr8" draw:text-style-name="P1" draw:layer="layout" svg:x1="5.699cm" svg:y1="16.701cm" svg:x2="5.699cm" svg:y2="16.882cm">
          <text:p/>
        </draw:line>
        <draw:line draw:style-name="gr8" draw:text-style-name="P1" draw:layer="layout" svg:x1="9.467cm" svg:y1="16.867cm" svg:x2="13.26cm" svg:y2="16.867cm">
          <text:p/>
        </draw:line>
        <draw:line draw:style-name="gr8" draw:text-style-name="P1" draw:layer="layout" svg:x1="13.26cm" svg:y1="16.684cm" svg:x2="13.26cm" svg:y2="16.865cm">
          <text:p/>
        </draw:line>
        <draw:line draw:style-name="gr8" draw:text-style-name="P1" draw:layer="layout" svg:x1="13.247cm" svg:y1="16.867cm" svg:x2="17.04cm" svg:y2="16.867cm">
          <text:p/>
        </draw:line>
        <draw:line draw:style-name="gr8" draw:text-style-name="P1" draw:layer="layout" svg:x1="17.04cm" svg:y1="16.684cm" svg:x2="17.04cm" svg:y2="16.865cm">
          <text:p/>
        </draw:line>
        <draw:line draw:style-name="gr8" draw:text-style-name="P1" draw:layer="layout" svg:x1="13.26cm" svg:y1="16.697cm" svg:x2="13.26cm" svg:y2="16.878cm">
          <text:p/>
        </draw:line>
        <draw:line draw:style-name="gr8" draw:text-style-name="P1" draw:layer="layout" svg:x1="17.023cm" svg:y1="16.858cm" svg:x2="20.816cm" svg:y2="16.858cm">
          <text:p/>
        </draw:line>
        <draw:line draw:style-name="gr8" draw:text-style-name="P1" draw:layer="layout" svg:x1="20.816cm" svg:y1="16.68cm" svg:x2="20.816cm" svg:y2="16.861cm">
          <text:p/>
        </draw:line>
        <draw:line draw:style-name="gr8" draw:text-style-name="P1" draw:layer="layout" svg:x1="20.804cm" svg:y1="16.858cm" svg:x2="24.597cm" svg:y2="16.858cm">
          <text:p/>
        </draw:line>
        <draw:line draw:style-name="gr8" draw:text-style-name="P1" draw:layer="layout" svg:x1="24.597cm" svg:y1="16.68cm" svg:x2="24.597cm" svg:y2="16.861cm">
          <text:p/>
        </draw:line>
        <draw:line draw:style-name="gr8" draw:text-style-name="P1" draw:layer="layout" svg:x1="20.812cm" svg:y1="16.693cm" svg:x2="20.812cm" svg:y2="16.874cm">
          <text:p/>
        </draw:line>
        <draw:line draw:style-name="gr8" draw:text-style-name="P1" draw:layer="layout" svg:x1="24.584cm" svg:y1="16.854cm" svg:x2="28.377cm" svg:y2="16.854cm">
          <text:p/>
        </draw:line>
        <draw:line draw:style-name="gr8" draw:text-style-name="P1" draw:layer="layout" svg:x1="28.377cm" svg:y1="16.676cm" svg:x2="28.377cm" svg:y2="16.857cm">
          <text:p/>
        </draw:line>
        <draw:line draw:style-name="gr8" draw:text-style-name="P1" draw:layer="layout" svg:x1="24.592cm" svg:y1="16.684cm" svg:x2="24.592cm" svg:y2="16.865cm">
          <text:p/>
        </draw:line>
        <draw:line draw:style-name="gr8" draw:text-style-name="P1" draw:layer="layout" svg:x1="28.36cm" svg:y1="16.854cm" svg:x2="32.153cm" svg:y2="16.854cm">
          <text:p/>
        </draw:line>
        <draw:line draw:style-name="gr8" draw:text-style-name="P1" draw:layer="layout" svg:x1="32.153cm" svg:y1="16.676cm" svg:x2="32.153cm" svg:y2="16.857cm">
          <text:p/>
        </draw:line>
        <draw:line draw:style-name="gr8" draw:text-style-name="P1" draw:layer="layout" svg:x1="28.373cm" svg:y1="16.684cm" svg:x2="28.373cm" svg:y2="16.865cm">
          <text:p/>
        </draw:line>
        <draw:frame draw:style-name="gr18" draw:text-style-name="P4" draw:layer="layout" svg:width="5.713cm" svg:height="0.425cm" svg:x="23.545cm" svg:y="18.037cm">
          <draw:text-box>
            <text:p text:style-name="P3"><text:span text:style-name="T1">Hypothetical protein, conserved <text:s/></text:span></text:p>
          </draw:text-box>
        </draw:frame>
        <draw:frame draw:style-name="gr10" draw:text-style-name="P4" draw:layer="layout" svg:width="1.501cm" svg:height="0.425cm" svg:x="12.694cm" svg:y="16.072cm">
          <draw:text-box>
            <text:p text:style-name="P3"><text:span text:style-name="T1">188,150 </text:span></text:p>
          </draw:text-box>
        </draw:frame>
        <draw:frame draw:style-name="gr10" draw:text-style-name="P4" draw:layer="layout" svg:width="1.501cm" svg:height="0.425cm" svg:x="19.992cm" svg:y="16.079cm">
          <draw:text-box>
            <text:p text:style-name="P3"><text:span text:style-name="T1">188,300 </text:span></text:p>
          </draw:text-box>
        </draw:frame>
        <draw:frame draw:style-name="gr10" draw:text-style-name="P4" draw:layer="layout" svg:width="1.501cm" svg:height="0.425cm" svg:x="27.818cm" svg:y="16.073cm">
          <draw:text-box>
            <text:p text:style-name="P3"><text:span text:style-name="T1">188,450 </text:span></text:p>
          </draw:text-box>
        </draw:frame>
        <draw:polygon draw:style-name="gr12" draw:text-style-name="P7" draw:layer="layout" svg:width="0.297cm" svg:height="0.38cm" svg:x="11.303cm" svg:y="23.747cm" svg:viewBox="0 0 298 381" draw:points="0,0 149,381 298,0">
          <text:p/>
        </draw:polygon>
        <draw:frame draw:style-name="gr10" draw:text-style-name="P4" draw:layer="layout" svg:width="1.501cm" svg:height="0.425cm" svg:x="5.146cm" svg:y="16.181cm">
          <draw:text-box>
            <text:p text:style-name="P3"><text:span text:style-name="T1">188,000 </text:span></text:p>
          </draw:text-box>
        </draw:frame>
        <draw:frame draw:style-name="gr15" draw:text-style-name="P4" draw:layer="layout" svg:width="0.95cm" svg:height="0.425cm" svg:x="11.67cm" svg:y="19.959cm">
          <draw:text-box>
            <text:p text:style-name="P3"><text:span text:style-name="T1">30%</text:span></text:p>
          </draw:text-box>
        </draw:frame>
        <draw:frame draw:style-name="gr13" draw:text-style-name="P4" draw:layer="layout" svg:width="0.734cm" svg:height="0.425cm" svg:x="11.704cm" svg:y="23.839cm">
          <draw:text-box>
            <text:p text:style-name="P3"><text:span text:style-name="T1">48%</text:span></text:p>
          </draw:text-box>
        </draw:frame>
        <draw:frame draw:style-name="gr13" draw:text-style-name="P4" draw:layer="layout" svg:width="0.734cm" svg:height="0.425cm" svg:x="11.704cm" svg:y="21.783cm">
          <draw:text-box>
            <text:p text:style-name="P3"><text:span text:style-name="T1">75%</text:span></text:p>
          </draw:text-box>
        </draw:frame>
        <draw:frame draw:style-name="gr13" draw:text-style-name="P4" draw:layer="layout" svg:width="0.734cm" svg:height="0.425cm" svg:x="19.799cm" svg:y="21.817cm">
          <draw:text-box>
            <text:p text:style-name="P3"><text:span text:style-name="T1">25%</text:span></text:p>
          </draw:text-box>
        </draw:frame>
        <draw:line draw:style-name="gr14" draw:text-style-name="P1" draw:layer="layout" svg:x1="32.334cm" svg:y1="16.907cm" svg:x2="32.071cm" svg:y2="17.697cm">
          <text:p/>
        </draw:line>
        <draw:line draw:style-name="gr14" draw:text-style-name="P1" draw:layer="layout" svg:x1="32.207cm" svg:y1="16.898cm" svg:x2="31.944cm" svg:y2="17.688cm">
          <text:p/>
        </draw:line>
        <draw:frame draw:style-name="gr19" draw:text-style-name="P9" draw:layer="layout" svg:width="10.382cm" svg:height="0.497cm" svg:x="20.614cm" svg:y="17.076cm">
          <draw:text-box>
            <text:p text:style-name="P3"><text:span text:style-name="T3">&gt; <text:s/>&gt; <text:s/>&gt; <text:s/>&gt; <text:s/>&gt; <text:s/>&gt; &gt; <text:s/>&gt; <text:s/>&gt; <text:s/>&gt; <text:s/>&gt; <text:s/>&gt; <text:s/>&gt; <text:s/>&gt; <text:s/>&gt; <text:s/>&gt; <text:s/>&gt; <text:s/>&gt; <text:s/>&gt; <text:s/>&gt; <text:s/>&gt; <text:s/>&gt; <text:s/>&gt;</text:span></text:p>
          </draw:text-box>
        </draw:frame>
        <draw:frame draw:style-name="gr20" draw:text-style-name="P10" draw:layer="layout" svg:width="0.846cm" svg:height="0.945cm" svg:x="1.623cm" svg:y="3.361cm">
          <draw:text-box>
            <text:p text:style-name="P3"><text:span text:style-name="T4">A</text:span></text:p>
          </draw:text-box>
        </draw:frame>
        <draw:frame draw:style-name="gr20" draw:text-style-name="P10" draw:layer="layout" svg:width="0.846cm" svg:height="0.945cm" svg:x="1.623cm" svg:y="15.215cm">
          <draw:text-box>
            <text:p text:style-name="P3"><text:span text:style-name="T4">B</text:span></text:p>
          </draw:text-box>
        </draw:frame>
        <draw:polygon draw:style-name="gr12" draw:text-style-name="P7" draw:layer="layout" svg:width="0.297cm" svg:height="0.284cm" svg:x="11.239cm" svg:y="12.794cm" svg:viewBox="0 0 298 285" draw:points="0,0 149,285 298,0">
          <text:p/>
        </draw:polygon>
        <draw:frame draw:style-name="gr13" draw:text-style-name="P4" draw:layer="layout" svg:width="0.734cm" svg:height="0.425cm" svg:x="10.521cm" svg:y="12.698cm">
          <draw:text-box>
            <text:p text:style-name="P3"><text:span text:style-name="T1">40%</text:span></text:p>
          </draw:text-box>
        </draw:frame>
        <draw:line draw:style-name="gr1" draw:text-style-name="P1" draw:layer="layout" svg:x1="12.14cm" svg:y1="6.602cm" svg:x2="12.129cm" svg:y2="13.189cm">
          <text:p/>
        </draw:line>
        <draw:polygon draw:style-name="gr12" draw:text-style-name="P7" draw:layer="layout" svg:width="0.297cm" svg:height="0.11cm" svg:x="11.982cm" svg:y="9.173cm" svg:viewBox="0 0 298 111" draw:points="0,0 149,111 298,0">
          <text:p/>
        </draw:polygon>
        <draw:frame draw:style-name="gr13" draw:text-style-name="P4" draw:layer="layout" svg:width="0.734cm" svg:height="0.425cm" svg:x="12.369cm" svg:y="8.888cm">
          <draw:text-box>
            <text:p text:style-name="P3"><text:span text:style-name="T1">11%</text:span></text:p>
          </draw:text-box>
        </draw:frame>
        <draw:frame draw:style-name="gr13" draw:text-style-name="P4" draw:layer="layout" svg:width="0.734cm" svg:height="0.425cm" svg:x="12.408cm" svg:y="10.677cm">
          <draw:text-box>
            <text:p text:style-name="P3"><text:span text:style-name="T1">32%</text:span></text:p>
          </draw:text-box>
        </draw:frame>
        <draw:polygon draw:style-name="gr12" draw:text-style-name="P7" draw:layer="layout" svg:width="0.297cm" svg:height="0.109cm" svg:x="11.982cm" svg:y="13cm" svg:viewBox="0 0 298 110" draw:points="0,0 149,110 298,0">
          <text:p/>
        </draw:polygon>
        <draw:frame draw:style-name="gr13" draw:text-style-name="P4" draw:layer="layout" svg:width="0.734cm" svg:height="0.425cm" svg:x="12.415cm" svg:y="12.669cm">
          <draw:text-box>
            <text:p text:style-name="P3"><text:span text:style-name="T1">12%</text:span></text:p>
          </draw:text-box>
        </draw:frame>
        <draw:polygon draw:style-name="gr12" draw:text-style-name="P7" draw:layer="layout" svg:width="0.297cm" svg:height="0.29cm" svg:x="11.982cm" svg:y="10.824cm" svg:viewBox="0 0 298 291" draw:points="0,0 149,291 298,0">
          <text:p/>
        </draw:polygon>
        <draw:polygon draw:style-name="gr12" draw:text-style-name="P7" draw:layer="layout" svg:width="0.297cm" svg:height="0.031cm" svg:x="9.239cm" svg:y="11.078cm" svg:viewBox="0 0 298 32" draw:points="0,0 149,32 298,0">
          <text:p/>
        </draw:polygon>
        <draw:line draw:style-name="gr1" draw:text-style-name="P1" draw:layer="layout" svg:x1="4.228cm" svg:y1="17.002cm" svg:x2="4.228cm" svg:y2="24.141cm">
          <text:p/>
        </draw:line>
        <draw:polygon draw:style-name="gr11" draw:text-style-name="P6" draw:layer="layout" svg:width="0.297cm" svg:height="0.747cm" svg:x="4.075cm" svg:y="19.46cm" svg:viewBox="0 0 298 748" draw:points="0,0 149,748 298,0">
          <text:p/>
        </draw:polygon>
        <draw:polygon draw:style-name="gr11" draw:text-style-name="P6" draw:layer="layout" svg:width="0.297cm" svg:height="0.459cm" svg:x="4.075cm" svg:y="23.651cm" svg:viewBox="0 0 298 460" draw:points="0,0 149,460 298,0">
          <text:p/>
        </draw:polygon>
        <draw:polygon draw:style-name="gr12" draw:text-style-name="P7" draw:layer="layout" svg:width="0.297cm" svg:height="0.031cm" svg:x="4.075cm" svg:y="22.127cm" svg:viewBox="0 0 298 32" draw:points="0,0 149,32 298,0">
          <text:p/>
        </draw:polygon>
        <draw:frame draw:style-name="gr15" draw:text-style-name="P4" draw:layer="layout" svg:width="0.95cm" svg:height="0.425cm" svg:x="4.459cm" svg:y="19.959cm">
          <draw:text-box>
            <text:p text:style-name="P3"><text:span text:style-name="T1">70%</text:span></text:p>
          </draw:text-box>
        </draw:frame>
        <draw:frame draw:style-name="gr13" draw:text-style-name="P4" draw:layer="layout" svg:width="0.734cm" svg:height="0.425cm" svg:x="4.493cm" svg:y="23.839cm">
          <draw:text-box>
            <text:p text:style-name="P3"><text:span text:style-name="T1">52%</text:span></text:p>
          </draw:text-box>
        </draw:frame>
        <draw:frame draw:style-name="gr13" draw:text-style-name="P4" draw:layer="layout" svg:width="0.734cm" svg:height="0.425cm" svg:x="4.493cm" svg:y="21.783cm">
          <draw:text-box>
            <text:p text:style-name="P3"><text:span text:style-name="T1">0%</text:span></text:p>
          </draw:text-box>
        </draw:frame>
        <draw:polygon draw:style-name="gr11" draw:text-style-name="P6" draw:layer="layout" svg:width="0.297cm" svg:height="0.634cm" svg:x="11.283cm" svg:y="21.461cm" svg:viewBox="0 0 298 635" draw:points="0,0 149,635 298,0">
          <text:p/>
        </draw:polygon>
        <draw:polygon draw:style-name="gr12" draw:text-style-name="P7" draw:layer="layout" svg:width="0.297cm" svg:height="0.317cm" svg:x="11.283cm" svg:y="19.968cm" svg:viewBox="0 0 298 318" draw:points="0,0 149,318 298,0">
          <text:p/>
        </draw:polygon>
        <draw:polygon draw:style-name="gr12" draw:text-style-name="P7" draw:layer="layout" svg:width="0.297cm" svg:height="0.317cm" svg:x="19.494cm" svg:y="21.809cm" svg:viewBox="0 0 298 318" draw:points="0,0 149,318 298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stroke-dash draw:name="stroke-dash34" draw:style="rect" draw:dots1="1" draw:dots1-length="0.067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3cm" fo:margin-bottom="1cm" fo:margin-left="1.6cm" fo:margin-right="1cm" fo:page-width="33.858cm" fo:page-height="29.48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m0$Build-2</meta:generator>
    <dc:date>2017-04-01T12:42:13.574377306</dc:date>
    <dc:creator>Keith Hughitt</dc:creator>
    <meta:editing-duration>PT7M14S</meta:editing-duration>
    <meta:editing-cycles>2</meta:editing-cycles>
    <meta:document-statistic meta:object-count="111"/>
  </office:meta>
</office:document-meta>
</file>